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poc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.445cm" svg:height="0.762cm" svg:x="1.254cm" svg:y="21.454cm">
          <text:p text:style-name="P4"><text:span text:style-name="T2">senzing-poc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  <draw:custom-shape draw:style-name="gr14" draw:text-style-name="P12" draw:layer="layout" svg:width="5.08cm" svg:height="2.54cm" svg:x="7.299cm" svg:y="16.85cm">
          <text:p text:style-name="P11"><text:span text:style-name="T3">Docker container:</text:span></text:p>
          <text:p text:style-name="P11"><text:span text:style-name="T3">senzing/redo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.445cm" svg:height="0.762cm" svg:x="7.611cm" svg:y="18.143cm">
          <text:p text:style-name="P13"><text:span text:style-name="T4">redoer</text:span></text:p>
          <draw:enhanced-geometry svg:viewBox="0 0 21600 21600" draw:type="rectangle" draw:enhanced-path="M 0 0 L 21600 0 21600 21600 0 21600 0 0 Z N"/>
        </draw:custom-shape>
        <draw:line draw:style-name="gr16" draw:text-style-name="P15" draw:layer="layout" svg:x1="7.223cm" svg:y1="18.526cm" svg:x2="5.699cm" svg:y2="18.52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3T17:08:09.745175916</meta:creation-date>
    <dc:date>2022-07-08T11:02:46.587791593</dc:date>
    <meta:editing-duration>PT1H2M2S</meta:editing-duration>
    <meta:editing-cycles>25</meta:editing-cycles>
    <meta:generator>LibreOffice/6.4.7.2$Linux_X86_64 LibreOffice_project/40$Build-2</meta:generator>
    <meta:document-statistic meta:object-count="30"/>
  </office:meta>
</office:document-meta>
</file>